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4.6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po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850, 800},">
            <text:p>[1] = {850, 800}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760">
            <text:p>760</text:p>
          </table:table-cell>
          <table:table-cell office:value-type="float" office:value="900">
            <text:p>9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760, 900},">
            <text:p>[2] = {760, 900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670">
            <text:p>67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670, 850},">
            <text:p>[3] = {670, 850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550">
            <text:p>550</text:p>
          </table:table-cell>
          <table:table-cell office:value-type="float" office:value="950">
            <text:p>950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550, 950},">
            <text:p>[4] = {550, 950}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625">
            <text:p>625</text:p>
          </table:table-cell>
          <table:table-cell office:value-type="float" office:value="700">
            <text:p>7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625, 700},">
            <text:p>[5] = {625, 700}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775">
            <text:p>77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775, 400},">
            <text:p>[6] = {775, 400}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895">
            <text:p>8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895, 300},">
            <text:p>[7] = {895, 300}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table:number-columns-repeated="2"/>
          <table:table-cell table:number-columns-repeated="2"/>
          <table:table-cell table:formula="of:=&quot;[&quot;&amp;[.A9]&amp;&quot;] = {&quot;&amp;[.B9]&amp;&quot;, &quot;&amp;[.C9]&amp;&quot;},&quot;" office:value-type="string" office:string-value="[8] = {, },">
            <text:p>[8] = {, }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table:number-columns-repeated="2"/>
          <table:table-cell table:number-columns-repeated="2"/>
          <table:table-cell table:formula="of:=&quot;[&quot;&amp;[.A10]&amp;&quot;] = {&quot;&amp;[.B10]&amp;&quot;, &quot;&amp;[.C10]&amp;&quot;},&quot;" office:value-type="string" office:string-value="[9] = {, },">
            <text:p>[9] = {, }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table:number-columns-repeated="2"/>
          <table:table-cell table:number-columns-repeated="2"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Tabelle1.F39" table:end-x="4.528cm" table:end-y="0.107cm" draw:z-index="0" draw:style-name="gr1" draw:text-style-name="P1" svg:width="15.109cm" svg:height="10.734cm" svg:x="0.69cm" svg:y="0.212cm">
              <draw:object draw:notify-on-update-of-ranges="Tabelle1.B2:Tabelle1.B13 Tabelle1.C2:Tabelle1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3.04.2019</text:date>, <text:time>23:31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19-04-03T23:31:41</dc:date>
    <meta:editing-duration>PT51M57S</meta:editing-duration>
    <meta:editing-cycles>9</meta:editing-cycles>
    <meta:document-statistic meta:table-count="3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1cm" svg:height="10.735cm" xlink:href=".." xlink:type="simple" chart:class="chart:scatter" chart:style-name="ch1">
        <chart:legend chart:legend-position="end" svg:x="13.032cm" svg:y="5.055cm" style:legend-expansion="high" chart:style-name="ch2"/>
        <chart:plot-area chart:style-name="ch3" table:cell-range-address="Tabelle1.B2:Tabelle1.C13" svg:x="0.752cm" svg:y="0.991cm" svg:width="11.676cm" svg:height="9.11cm">
          <chartooo:coordinate-region svg:x="1.744cm" svg:y="1.665cm" svg:width="10.312cm" svg:height="8.224cm"/>
          <chart:axis chart:dimension="x" chart:name="primary-x" chart:style-name="ch4"/>
          <chart:axis chart:dimension="y" chart:name="primary-y" chart:style-name="ch5"/>
          <chart:series chart:style-name="ch6" chart:values-cell-range-address="Tabelle1.C2:Tabelle1.C13" chart:class="chart:scatter">
            <chart:domain table:cell-range-address="Tabelle1.B2:Tabelle1.B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  <draw:g>
                  <svg:desc>Tabelle1.B2:Tabelle1.B13</svg:desc>
                </draw:g>
              </table:table-cell>
              <table:table-cell office:value-type="float" office:value="800">
                <text:p>800</text:p>
                <draw:g>
                  <svg:desc>Tabelle1.C2:Tabelle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0">
                <text:p>76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">
                <text:p>6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">
                <text:p>55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">
                <text:p>7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